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6931in" table:align="margins" style:may-break-between-rows="true" table:border-model="collapsing"/>
    </style:style>
    <style:style style:name="Table1.A" style:family="table-column">
      <style:table-column-properties style:column-width="1.4778in" style:rel-column-width="14472*"/>
    </style:style>
    <style:style style:name="Table1.B" style:family="table-column">
      <style:table-column-properties style:column-width="1.7042in" style:rel-column-width="16687*"/>
    </style:style>
    <style:style style:name="Table1.C" style:family="table-column">
      <style:table-column-properties style:column-width="3.5111in" style:rel-column-width="34376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6" style:family="table-row">
      <style:table-row-properties fo:keep-together="auto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010fc9" officeooo:paragraph-rsid="00010fc9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c34a8" officeooo:paragraph-rsid="000c34a8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49457" officeooo:paragraph-rsid="000c34a8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308e1" officeooo:paragraph-rsid="00061736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70dbe" officeooo:paragraph-rsid="00070dbe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f66ed" officeooo:paragraph-rsid="000f66ed" style:font-weight-asian="bold" style:font-weight-complex="bold"/>
    </style:style>
    <style:style style:name="P7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09f3ce" officeooo:paragraph-rsid="0009f3ce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b0d8" officeooo:paragraph-rsid="000db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66ed" officeooo:paragraph-rsid="000f66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cd84" officeooo:paragraph-rsid="0011cd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34a8" officeooo:paragraph-rsid="000c3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text-underline-style="none" fo:font-weight="bold" officeooo:rsid="000f66ed" officeooo:paragraph-rsid="000f66ed" style:font-weight-asian="bold" style:font-weight-complex="bold"/>
    </style:style>
    <style:style style:name="P14" style:family="paragraph" style:parent-style-name="Standard">
      <style:text-properties fo:color="#c9211e" loext:opacity="100%" style:text-underline-style="none" fo:font-weight="bold" officeooo:rsid="00181b6d" officeooo:paragraph-rsid="00181b6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1e06" style:font-weight-asian="normal" style:font-weight-complex="normal"/>
    </style:style>
    <style:style style:name="T3" style:family="text">
      <style:text-properties fo:font-weight="normal" officeooo:rsid="0004757e" style:font-weight-asian="normal" style:font-weight-complex="normal"/>
    </style:style>
    <style:style style:name="T4" style:family="text">
      <style:text-properties fo:font-weight="normal" officeooo:rsid="00061736" style:font-weight-asian="normal" style:font-weight-complex="normal"/>
    </style:style>
    <style:style style:name="T5" style:family="text">
      <style:text-properties fo:font-weight="normal" officeooo:rsid="0010f088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HIS NEEDS IMPROVED AS THE PROJECT MOVES FORWARD</text:p>
      <text:p text:style-name="P1">Problem Statement/Business Goal:</text:p>
      <text:p text:style-name="P4"><text:span text:style-name="T1">The world has seen a large rise in the focus on security and security requirements. <text:s/>Companies and businesses </text:span><text:span text:style-name="T2">utilize email systems, messaging systems, and many additional services and products to conduct their necessary operations. <text:s/></text:span><text:span text:style-name="T3">Access to these systems needs to be restricted. <text:s/>Utilizing the built in authentication mechanisms of these systems can be cumbersome and does not scale, especially in large environments where employees are </text:span><text:span text:style-name="T4">constantly</text:span><text:span text:style-name="T3"> joining and leaving the organization.</text:span></text:p>
      <text:p text:style-name="P4"><text:span text:style-name="T3"/></text:p>
      <text:p text:style-name="P5"><text:span text:style-name="T3">T</text:span><text:span text:style-name="T1">he new system will allow other systems to authenticate users and allow access to those systems. <text:s/>It will support multiple authentication techniques including password authentication, cipher key authentication, and token authentication. <text:s/></text:span></text:p>
      <text:p text:style-name="P5"><text:span text:style-name="T1"/></text:p>
      <text:p text:style-name="P6"><text:span text:style-name="T1">In today’s security landscape, it is important to learn how unauthorized access is gained and find the entry points of opponents. <text:s/>It is imperative that companies know when old passwords are compromised and to keep proper logs to understand </text:span><text:span text:style-name="T5">entry points</text:span><text:span text:style-name="T1">.</text:span></text:p>
      <text:p text:style-name="P6"><text:span text:style-name="T1"/></text:p>
      <text:p text:style-name="P14"><text:span text:style-name="T1">If not already pointed out, make note that the system does </text:span>NOT<text:span text:style-name="T1"> perform authorization, nor check. <text:s/>External applications are responsible for their own roles and permissions or use of services that provide these.</text:span></text:p>
      <text:p text:style-name="P6"><text:span text:style-name="T1"/></text:p>
      <text:p text:style-name="P2">Actor Identification</text:p>
      <text:p text:style-name="P2"><text:span text:style-name="T6"/>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Type</text:p>
          </table:table-cell>
          <table:table-cell table:style-name="Table1.A1" office:value-type="string">
            <text:p text:style-name="P12">Actor</text:p>
          </table:table-cell>
          <table:table-cell table:style-name="Table1.C1" office:value-type="string">
            <text:p text:style-name="P12">Comment</text:p>
          </table:table-cell>
        </table:table-row>
        <table:table-row>
          <table:table-cell table:style-name="Table1.A2" office:value-type="string">
            <text:p text:style-name="P9">Primary</text:p>
          </table:table-cell>
          <table:table-cell table:style-name="Table1.A2" office:value-type="string">
            <text:p text:style-name="P10">Employees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>Administrators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>Contractors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Customers</text:p>
          </table:table-cell>
          <table:table-cell table:style-name="Table1.C2" office:value-type="string">
            <text:p text:style-name="P8"/>
          </table:table-cell>
        </table:table-row>
        <table:table-row table:style-name="Table1.6">
          <table:table-cell table:style-name="Table1.A2" office:value-type="string">
            <text:p text:style-name="P9">Secondary</text:p>
          </table:table-cell>
          <table:table-cell table:style-name="Table1.A2" office:value-type="string">
            <text:p text:style-name="P11">Data Storage System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1">Log System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1">LDAP System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1">MFA System</text:p>
          </table:table-cell>
          <table:table-cell table:style-name="Table1.C2" office:value-type="string">
            <text:p text:style-name="P8"/>
          </table:table-cell>
        </table:table-row>
        <table:table-row table:style-name="Table1.6">
          <table:table-cell table:style-name="Table1.A2" office:value-type="string">
            <text:p text:style-name="P9">Offstage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</table:table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7:45:07.041234063</meta:creation-date>
    <dc:date>2024-03-31T15:52:55.202662077</dc:date>
    <meta:editing-duration>PT1H23M41S</meta:editing-duration>
    <meta:editing-cycles>16</meta:editing-cycles>
    <meta:generator>LibreOffice/24.2.0.3$Linux_X86_64 LibreOffice_project/420$Build-3</meta:generator>
    <meta:document-statistic meta:table-count="1" meta:image-count="0" meta:object-count="0" meta:page-count="1" meta:paragraph-count="21" meta:word-count="208" meta:character-count="1423" meta:non-whitespace-character-count="1228"/>
  </office:meta>
</office:document-meta>
</file>